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12.654cm" fo:min-width="16.704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8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006cm" fo:min-width="8.356cm"/>
    </style:style>
    <style:style style:name="gr4" style:family="graphic" style:parent-style-name="standard">
      <style:graphic-properties draw:textarea-horizontal-align="justify" draw:textarea-vertical-align="middle" draw:auto-grow-height="false" fo:min-height="1.284cm" fo:min-width="3.934cm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3.09cm" fo:min-width="14.04cm"/>
    </style:style>
    <style:style style:name="gr7" style:family="graphic" style:parent-style-name="standard">
      <style:graphic-properties draw:textarea-horizontal-align="justify" draw:textarea-vertical-align="middle" draw:auto-grow-height="false" fo:min-height="1.512cm" fo:min-width="0.3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3.902cm" fo:min-width="15.052cm"/>
    </style:style>
    <style:style style:name="gr9" style:family="graphic" style:parent-style-name="standard">
      <style:graphic-properties draw:textarea-horizontal-align="justify" draw:textarea-vertical-align="middle" draw:auto-grow-height="false" fo:min-height="1.646cm" fo:min-width="5.096cm"/>
    </style:style>
    <style:style style:name="gr10" style:family="graphic" style:parent-style-name="standard">
      <style:graphic-properties draw:textarea-horizontal-align="justify" draw:textarea-vertical-align="middle" draw:auto-grow-height="false" fo:min-height="1.432cm" fo:min-width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1.104cm" fo:min-width="5.954cm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100%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6cm" svg:height="14.3cm" svg:x="1.4cm" svg:y="7.8cm">
          <text:p text:style-name="P1"><text:span text:style-name="T1">W</text:span><text:span text:style-name="T1">e</text:span><text:span text:style-name="T1">b</text:span><text:span text:style-name="T1">w</text:span><text:span text:style-name="T1">o</text:span><text:span text:style-name="T1">r</text:span><text:span text:style-name="T1">k</text:span><text:span text:style-name="T1">e</text:span><text:span text:style-name="T1">r</text:span> 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2cm" svg:height="3cm" svg:x="4cm" svg:y="18cm">
          <text:p text:style-name="P1">Server</text:p>
          <text:p text:style-name="P1">Has 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1cm" svg:height="2.5cm" svg:x="3.8cm" svg:y="8.7cm">
          <text:p text:style-name="P1">WorkerSocket</text:p>
          <text:p text:style-name="P1">Has 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cm" svg:height="1.7cm" svg:x="14.5cm" svg:y="13.7cm">
          <text:p text:style-name="P1">game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6cm" svg:y1="14.4cm" svg:x2="11.8cm" svg:y2="11.3cm">
          <text:p text:style-name="P1">Load</text:p>
          <text:p text:style-name="P1">Module</text:p>
        </draw:line>
        <draw:line draw:style-name="gr5" draw:text-style-name="P1" draw:layer="layout" svg:x1="9.3cm" svg:y1="17.9cm" svg:x2="9.3cm" svg:y2="11.2cm">
          <text:p text:style-name="P1">Load</text:p>
          <text:p text:style-name="P1">Module</text:p>
        </draw:line>
        <draw:line draw:style-name="gr5" draw:text-style-name="P1" draw:layer="layout" svg:x1="13.3cm" svg:y1="20.1cm" svg:x2="17.5cm" svg:y2="15.4cm">
          <text:p text:style-name="P1">Register</text:p>
          <text:p text:style-name="P1">Router</text:p>
        </draw:line>
        <draw:line draw:style-name="gr5" draw:text-style-name="P1" draw:layer="layout" svg:x1="12.9cm" svg:y1="9cm" svg:x2="17.4cm" svg:y2="13.6cm">
          <text:p text:style-name="P1">Register</text:p>
          <text:p text:style-name="P1">Router</text:p>
        </draw:line>
        <draw:custom-shape draw:style-name="gr6" draw:text-style-name="P3" draw:layer="layout" svg:width="14.9cm" svg:height="3.7cm" svg:x="2.9cm" svg:y="23.9cm">
          <text:p text:style-name="P1"><text:span text:style-name="T1">Server</text:span>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6cm" svg:height="2.2cm" svg:x="7.9cm" svg:y="2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16cm" svg:height="4.6cm" svg:x="2.6cm" svg:y="1.5cm">
          <text:p text:style-name="P1"><text:span text:style-name="T1">Game</text:span>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8cm" svg:height="2.1cm" svg:x="5.7cm" svg:y="3.6cm">
          <text:p text:style-name="P1">Gamesocket</text:p>
          <text:p text:style-name="P1">Has 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6cm" svg:height="2.1cm" svg:x="7.5cm" svg:y="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4.5cm" svg:y1="15.3cm" svg:x2="12cm" svg:y2="17.9cm">
          <text:p text:style-name="P1">Load</text:p>
          <text:p text:style-name="P1">Module</text:p>
        </draw:line>
        <draw:line draw:style-name="gr5" draw:text-style-name="P1" draw:layer="layout" svg:x1="7.7cm" svg:y1="11.2cm" svg:x2="7.6cm" svg:y2="17.9cm">
          <text:p text:style-name="P1">Register</text:p>
          <text:p text:style-name="P1">Router</text:p>
        </draw:line>
        <draw:custom-shape draw:style-name="gr11" draw:text-style-name="P1" draw:layer="layout" svg:width="6.6cm" svg:height="1.5cm" svg:x="7.5cm" svg:y="25.6cm">
          <text:p text:style-name="P1">Has 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9:06:35.971441113</meta:creation-date>
    <dc:date>2016-11-24T19:46:54.058867231</dc:date>
    <meta:editing-duration>PT29M16S</meta:editing-duration>
    <meta:editing-cycles>4</meta:editing-cycles>
    <meta:generator>LibreOffice/5.1.4.2$Linux_X86_64 LibreOffice_project/10m0$Build-2</meta:generator>
    <meta:document-statistic meta:object-count="16"/>
  </office:meta>
</office:document-meta>
</file>